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nanim" style:family="table">
      <style:table-properties style:width="17cm" table:align="margins"/>
    </style:style>
    <style:style style:name="nanim.A" style:family="table-column">
      <style:table-column-properties style:column-width="5.666cm" style:rel-column-width="21840*"/>
    </style:style>
    <style:style style:name="nanim.B" style:family="table-column">
      <style:table-column-properties style:column-width="7.093cm" style:rel-column-width="27341*"/>
    </style:style>
    <style:style style:name="nanim.C" style:family="table-column">
      <style:table-column-properties style:column-width="4.242cm" style:rel-column-width="16354*"/>
    </style:style>
    <style:style style:name="nanim.A1" style:family="table-cell">
      <style:table-cell-properties fo:padding="0.097cm" fo:border-left="0.002cm solid #000000" fo:border-right="none" fo:border-top="0.002cm solid #000000" fo:border-bottom="0.002cm solid #000000"/>
    </style:style>
    <style:style style:name="nanim.C1" style:family="table-cell">
      <style:table-cell-properties fo:padding="0.097cm" fo:border="0.002cm solid #000000"/>
    </style:style>
    <style:style style:name="nanim.A2" style:family="table-cell">
      <style:table-cell-properties fo:padding="0.097cm" fo:border-left="0.002cm solid #000000" fo:border-right="none" fo:border-top="none" fo:border-bottom="0.002cm solid #000000"/>
    </style:style>
    <style:style style:name="nanim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outline="false" style:text-line-through-style="none" style:font-name="Times New Roman" fo:font-size="12pt" fo:font-style="normal" fo:text-shadow="none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 style:text-emphasize="none" style:text-overline-style="none" style:text-overline-color="font-color"/>
    </style:style>
    <style:style style:name="P2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2pt" fo:font-style="normal" fo:text-shadow="none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 style:text-emphasize="none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text-properties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text-properties style:text-outline="false" style:text-line-through-style="none" style:font-name="Times New Roman" fo:font-size="11pt" fo:language="en" fo:country="US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tandard">
      <style:text-properties style:font-name="Times New Roman" fo:font-size="11pt" fo:language="en" fo:country="US" style:font-size-asian="11pt" style:font-size-complex="11pt"/>
    </style:style>
    <style:style style:name="P10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 style:text-emphasize="non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none" fo:font-weight="bold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emphasize="none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1pt" fo:language="en" fo:country="US" style:font-size-asian="11pt" style:font-size-complex="11pt"/>
    </style:style>
    <style:style style:name="P19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Standard">
      <style:text-properties style:font-name="Times New Roman" fo:font-size="11pt" fo:language="en" fo:country="US" style:font-size-asian="11pt" style:font-size-complex="11pt"/>
    </style:style>
    <style:style style:name="P22" style:family="paragraph" style:parent-style-name="Standard">
      <style:text-properties style:text-outline="false" style:text-line-through-style="none" style:font-name="Times New Roman" fo:font-size="11pt" fo:language="ru" fo:country="RU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" style:font-name-complex="Times New Roman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outline="false" style:text-line-through-style="none" style:font-name="Times New Roman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fo:language="en" fo:country="US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7" style:family="text">
      <style:text-properties fo:language="ru" fo:country="RU"/>
    </style:style>
    <style:style style:name="T8" style:family="text">
      <style:text-properties fo:font-size="11pt" fo:language="en" fo:country="US" style:font-size-asian="11pt" style:font-size-complex="11pt"/>
    </style:style>
    <style:style style:name="T9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style:text-underline-style="solid" style:text-underline-width="auto" style:text-underline-color="font-color"/>
    </style:style>
    <style:style style:name="T13" style:family="text">
      <style:text-properties fo:language="en" fo:country="US" style:font-name-asian="Times New Roman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Соглашение</text:p>
      <text:p text:style-name="P13">к договору № $<text:span text:style-name="T8">registration_num</text:span>$ от $<text:span text:style-name="T8">registration_date</text:span>$</text:p>
      <text:p text:style-name="P13">найма специализированного жилого помещения</text:p>
      <text:p text:style-name="P6"/>
      <text:p text:style-name="P10">Иркутская область, город Братск, <text:span text:style-name="T1">$</text:span><text:span text:style-name="T9">registration_date_str</text:span><text:span text:style-name="T1">$</text:span></text:p>
      <text:p text:style-name="P11">$<text:span text:style-name="T10">committee_name</text:span>$, $<text:span text:style-name="T10">in_face_of</text:span>$, далее - Наймодатель, с одной стороны, и гражданин (ка) </text:p>
      <text:p text:style-name="P15"><text:span text:style-name="T1">$</text:span><text:span text:style-name="T11">tenant_snp</text:span><text:span text:style-name="T1">$, $</text:span><text:span text:style-name="T11">tenant_date_of_birth</text:span><text:span text:style-name="T1">$</text:span></text:p>
      <text:p text:style-name="P16">(ФИО полностью, дата рождения)</text:p>
      <text:p text:style-name="P12"><text:span text:style-name="T2">далее - Наниматель, с другой стороны, </text:span><text:span text:style-name="T13">$reason_group$</text:span>:</text:p>
      <text:p text:style-name="P15">$<text:span text:style-name="T10">reasons</text:span>$,</text:p>
      <text:p text:style-name="P16">(постановление, распоряжение, жилищная комиссия, ордер)</text:p>
      <text:p text:style-name="P11">заключили настоящее Соглашение (далее — Соглашение) к договору №<text:span text:style-name="T3">$</text:span><text:span text:style-name="T12">registration_num</text:span><text:span text:style-name="T3">$</text:span> от <text:span text:style-name="T3">$</text:span><text:span text:style-name="T12">registration_date</text:span><text:span text:style-name="T3">$</text:span> (далее - Договор) о нижеследующем:</text:p>
      <text:p text:style-name="Standard"/>
      <text:p text:style-name="P14"><text:span text:style-name="T2">I. </text:span>Предмет Соглашения</text:p>
      <text:p text:style-name="P11"><text:tab/>$<text:span text:style-name="T10">agreement_content</text:span>$</text:p>
      <text:p text:style-name="P12"><text:tab/><text:span text:style-name="T2">1.2.Обязательства, возникшие из Договора до момента расторжения, </text:span>подлежат исполнению в соответствии с договором. Стороны не имеют взаимных претензий по исполнению условий Договора.</text:p>
      <text:p text:style-name="P12"><text:tab/><text:span text:style-name="T2">1.3. Настоящее Соглашение является неотъемлемой частью Д</text:span>оговора, составлено в 2-х экземплярах , имеющих одинаковую юридическую силу, хранится по у каждой из Сторон по Договору и вступает в силу с момента его подписания.</text:p>
      <text:p text:style-name="P7"/>
      <text:p text:style-name="P2">Наймодатель:</text:p>
      <text:p text:style-name="P3"><text:span text:style-name="T10">$committee_name$</text:span>, 665708, город Братск, жилой район Центральный, проспект Ленина 37</text:p>
      <text:p text:style-name="P6"/>
      <text:p text:style-name="P6"/>
      <text:p text:style-name="P6"/>
      <text:p text:style-name="P6">_____________________________ <text:span text:style-name="T5">$</text:span><text:span text:style-name="T6">chairman_snp</text:span><text:span text:style-name="T5">$</text:span></text:p>
      <text:p text:style-name="P4"><text:s text:c="26"/>(подпись, м.п.)</text:p>
      <text:p text:style-name="P6"/>
      <text:p text:style-name="P6"/>
      <text:p text:style-name="P6"/>
      <text:p text:style-name="P1">Наниматель:</text:p>
      <table:table table:name="nanim" table:style-name="nanim">
        <table:table-column table:style-name="nanim.A"/>
        <table:table-column table:style-name="nanim.B"/>
        <table:table-column table:style-name="nanim.C"/>
        <table:table-row>
          <table:table-cell table:style-name="nanim.A1" office:value-type="string">
            <text:p text:style-name="P8">ФИО</text:p>
          </table:table-cell>
          <table:table-cell table:style-name="nanim.A1" office:value-type="string">
            <text:p text:style-name="P8">Паспортные данные</text:p>
          </table:table-cell>
          <table:table-cell table:style-name="nanim.C1" office:value-type="string">
            <text:p text:style-name="P8">Подпись</text:p>
          </table:table-cell>
        </table:table-row>
        <table:table-row>
          <table:table-cell table:style-name="nanim.A2" office:value-type="string">
            <text:p text:style-name="P18">$tenant_snp$</text:p>
          </table:table-cell>
          <table:table-cell table:style-name="nanim.A2" office:value-type="string">
            <text:p text:style-name="P18">$tenant_document$</text:p>
          </table:table-cell>
          <table:table-cell table:style-name="nanim.C2" office:value-type="string">
            <text:p text:style-name="P8"/>
          </table:table-cell>
        </table:table-row>
      </table:table>
      <text:p text:style-name="Standard"/>
      <text:p text:style-name="P9">$guardian$</text:p>
      <text:p text:style-name="P9"/>
      <text:p text:style-name="P9"/>
      <text:p text:style-name="P5">Согласовано:</text:p>
      <text:p text:style-name="P22">Юридический отдел</text:p>
      <text:p text:style-name="P5">« <text:s text:c="6"/>» _______________ 20___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4:06:17.25</meta:creation-date>
    <meta:editing-duration>PT13M39S</meta:editing-duration>
    <meta:editing-cycles>2</meta:editing-cycles>
    <meta:generator>OpenOffice.org/3.4.1$Win32 OpenOffice.org_project/341m1$Build-9593</meta:generator>
    <meta:document-statistic meta:table-count="1" meta:image-count="0" meta:object-count="0" meta:page-count="1" meta:paragraph-count="29" meta:word-count="150" meta:character-count="1332"/>
    <dc:date>2014-11-05T14:22:56.85</dc:date>
  </office:meta>
</office:document-meta>
</file>